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4cm" table:align="left"/>
    </style:style>
    <style:style style:name="Tabella4.A" style:family="table-column">
      <style:table-column-properties style:column-width="9.416cm"/>
    </style:style>
    <style:style style:name="Tabella4.B" style:family="table-column">
      <style:table-column-properties style:column-width="4.57cm"/>
    </style:style>
    <style:style style:name="Tabella4.C" style:family="table-column">
      <style:table-column-properties style:column-width="2.715cm"/>
    </style:style>
    <style:style style:name="Tabella4.D" style:family="table-column">
      <style:table-column-properties style:column-width="2.092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="none"/>
    </style:style>
    <style:style style:name="Tabella4.A17" style:family="table-cell">
      <style:table-cell-properties fo:padding="0.097cm" fo:border-left="none" fo:border-right="none" fo:border-top="none" fo:border-bottom="0.05pt solid #000000"/>
    </style:style>
    <style:style style:name="Tabella4.A18" style:family="table-cell">
      <style:table-cell-properties fo:background-color="#ffffcc" fo:padding="0.097cm" fo:border="0.05pt solid #000000">
        <style:background-image/>
      </style:table-cell-properties>
    </style:style>
    <style:style style:name="Tabella4.A1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0" style:family="table-cell">
      <style:table-cell-properties fo:padding="0.097cm" fo:border-left="0.05pt solid #000000" fo:border-right="none" fo:border-top="none" fo:border-bottom="0.05pt solid #000000"/>
    </style:style>
    <style:style style:name="Tabella4.B20" style:family="table-cell">
      <style:table-cell-properties fo:padding="0.097cm" fo:border-left="0.05pt solid #000000" fo:border-right="none" fo:border-top="none" fo:border-bottom="0.05pt solid #000000"/>
    </style:style>
    <style:style style:name="Tabella4.C20" style:family="table-cell">
      <style:table-cell-properties fo:padding="0.097cm" fo:border-left="0.05pt solid #000000" fo:border-right="none" fo:border-top="none" fo:border-bottom="0.05pt solid #000000"/>
    </style:style>
    <style:style style:name="Tabella4.D20" style:family="table-cell">
      <style:table-cell-properties fo:padding="0.097cm" fo:border-left="0.05pt solid #000000" fo:border-right="none" fo:border-top="none" fo:border-bottom="0.05pt solid #000000"/>
    </style:style>
    <style:style style:name="Tabella4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B21" style:family="table-cell">
      <style:table-cell-properties fo:padding="0.097cm" fo:border-left="0.05pt solid #000000" fo:border-right="none" fo:border-top="none" fo:border-bottom="0.05pt solid #000000"/>
    </style:style>
    <style:style style:name="Tabella4.C21" style:family="table-cell">
      <style:table-cell-properties fo:padding="0.097cm" fo:border-left="0.05pt solid #000000" fo:border-right="none" fo:border-top="none" fo:border-bottom="0.05pt solid #000000"/>
    </style:style>
    <style:style style:name="Tabella4.D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none" fo:border-top="none" fo:border-bottom="0.05pt solid #000000"/>
    </style:style>
    <style:style style:name="Tabella4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none" fo:border-top="none" fo:border-bottom="0.05pt solid #000000"/>
    </style:style>
    <style:style style:name="Tabella4.B22" style:family="table-cell">
      <style:table-cell-properties fo:padding="0.097cm" fo:border-left="0.05pt solid #000000" fo:border-right="none" fo:border-top="none" fo:border-bottom="0.05pt solid #000000"/>
    </style:style>
    <style:style style:name="Tabella4.C22" style:family="table-cell">
      <style:table-cell-properties fo:padding="0.097cm" fo:border-left="0.05pt solid #000000" fo:border-right="none" fo:border-top="none" fo:border-bottom="0.05pt solid #000000"/>
    </style:style>
    <style:style style:name="Tabella4.D22" style:family="table-cell">
      <style:table-cell-properties fo:padding="0.097cm" fo:border-left="0.05pt solid #000000" fo:border-right="none" fo:border-top="none" fo:border-bottom="0.05pt solid #000000"/>
    </style:style>
    <style:style style:name="Tabella4.E22" style:family="table-cell">
      <style:table-cell-properties fo:padding="0.097cm" fo:border-left="0.05pt solid #000000" fo:border-right="none" fo:border-top="none" fo:border-bottom="0.05pt solid #000000"/>
    </style:style>
    <style:style style:name="Tabella4.F22" style:family="table-cell">
      <style:table-cell-properties fo:padding="0.097cm" fo:border-left="0.05pt solid #000000" fo:border-right="none" fo:border-top="none" fo:border-bottom="0.05pt solid #000000"/>
    </style:style>
    <style:style style:name="Tabella4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none" fo:border-top="none" fo:border-bottom="0.05pt solid #000000"/>
    </style:style>
    <style:style style:name="Tabella4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5" style:family="table-cell">
      <style:table-cell-properties fo:padding="0.097cm" fo:border-left="0.05pt solid #000000" fo:border-right="none" fo:border-top="none" fo:border-bottom="0.05pt solid #000000"/>
    </style:style>
    <style:style style:name="Tabella4.B25" style:family="table-cell">
      <style:table-cell-properties fo:padding="0.097cm" fo:border-left="0.05pt solid #000000" fo:border-right="none" fo:border-top="none" fo:border-bottom="0.05pt solid #000000"/>
    </style:style>
    <style:style style:name="Tabella4.C25" style:family="table-cell">
      <style:table-cell-properties fo:padding="0.097cm" fo:border-left="0.05pt solid #000000" fo:border-right="none" fo:border-top="none" fo:border-bottom="0.05pt solid #000000"/>
    </style:style>
    <style:style style:name="Tabella4.D25" style:family="table-cell">
      <style:table-cell-properties fo:padding="0.097cm" fo:border-left="0.05pt solid #000000" fo:border-right="none" fo:border-top="none" fo:border-bottom="0.05pt solid #000000"/>
    </style:style>
    <style:style style:name="Tabella4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6" style:family="table-cell">
      <style:table-cell-properties fo:padding="0.097cm" fo:border-left="0.05pt solid #000000" fo:border-right="none" fo:border-top="none" fo:border-bottom="0.05pt solid #000000"/>
    </style:style>
    <style:style style:name="Tabella4.B26" style:family="table-cell">
      <style:table-cell-properties fo:padding="0.097cm" fo:border-left="0.05pt solid #000000" fo:border-right="none" fo:border-top="none" fo:border-bottom="0.05pt solid #000000"/>
    </style:style>
    <style:style style:name="Tabella4.C26" style:family="table-cell">
      <style:table-cell-properties fo:padding="0.097cm" fo:border-left="0.05pt solid #000000" fo:border-right="none" fo:border-top="none" fo:border-bottom="0.05pt solid #000000"/>
    </style:style>
    <style:style style:name="Tabella4.D26" style:family="table-cell">
      <style:table-cell-properties fo:padding="0.097cm" fo:border-left="0.05pt solid #000000" fo:border-right="none" fo:border-top="none" fo:border-bottom="0.05pt solid #000000"/>
    </style:style>
    <style:style style:name="Tabella4.E26" style:family="table-cell">
      <style:table-cell-properties fo:padding="0.097cm" fo:border-left="0.05pt solid #000000" fo:border-right="none" fo:border-top="none" fo:border-bottom="0.05pt solid #000000"/>
    </style:style>
    <style:style style:name="Tabella4.F26" style:family="table-cell">
      <style:table-cell-properties fo:padding="0.097cm" fo:border-left="0.05pt solid #000000" fo:border-right="none" fo:border-top="none" fo:border-bottom="0.05pt solid #000000"/>
    </style:style>
    <style:style style:name="Tabella4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padding="0.097cm" fo:border-left="0.05pt solid #000000" fo:border-right="none" fo:border-top="none" fo:border-bottom="0.05pt solid #000000"/>
    </style:style>
    <style:style style:name="Tabella4.B27" style:family="table-cell">
      <style:table-cell-properties fo:padding="0.097cm" fo:border-left="0.05pt solid #000000" fo:border-right="none" fo:border-top="none" fo:border-bottom="0.05pt solid #000000"/>
    </style:style>
    <style:style style:name="Tabella4.C27" style:family="table-cell">
      <style:table-cell-properties fo:padding="0.097cm" fo:border-left="0.05pt solid #000000" fo:border-right="none" fo:border-top="none" fo:border-bottom="0.05pt solid #000000"/>
    </style:style>
    <style:style style:name="Tabella4.D27" style:family="table-cell">
      <style:table-cell-properties fo:padding="0.097cm" fo:border-left="0.05pt solid #000000" fo:border-right="none" fo:border-top="none" fo:border-bottom="0.05pt solid #000000"/>
    </style:style>
    <style:style style:name="Tabella4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8" style:family="table-cell">
      <style:table-cell-properties fo:padding="0.097cm" fo:border-left="0.05pt solid #000000" fo:border-right="none" fo:border-top="none" fo:border-bottom="0.05pt solid #000000"/>
    </style:style>
    <style:style style:name="Tabella4.G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D29" style:family="table-cell">
      <style:table-cell-properties fo:padding="0.097cm" fo:border-left="0.05pt solid #000000" fo:border-right="none" fo:border-top="none" fo:border-bottom="0.05pt solid #000000"/>
    </style:style>
    <style:style style:name="Tabella4.G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1.6cm"/>
    </style:style>
    <style:style style:name="Tabella9.F" style:family="table-column">
      <style:table-column-properties style:column-width="2.649cm"/>
    </style:style>
    <style:style style:name="Tabella9.G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G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00" fo:padding-left="0.101cm" fo:padding-right="0.101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9.G6" style:family="table-cell">
      <style:table-cell-properties fo:background-color="#ff9900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G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none" fo:border-top="none" fo:border-bottom="0.05pt solid #000000"/>
    </style:style>
    <style:style style:name="Tabella9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757f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1ff3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21d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79140b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46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043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78bdf4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7757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1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9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21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22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23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24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3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7dfa2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3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ize="9pt" officeooo:rsid="007757f7" style:font-size-asian="9pt" style:font-size-complex="9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0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ff00" style:font-name="Verdana" fo:font-size="9pt" style:text-underline-style="none" style:font-size-asian="9pt" style:font-size-complex="9pt"/>
    </style:style>
    <style:style style:name="T13" style:family="text">
      <style:text-properties officeooo:rsid="00053239"/>
    </style:style>
    <style:style style:name="T14" style:family="text">
      <style:text-properties officeooo:rsid="000689a4"/>
    </style:style>
    <style:style style:name="T15" style:family="text">
      <style:text-properties officeooo:rsid="00131ee9"/>
    </style:style>
    <style:style style:name="T16" style:family="text">
      <style:text-properties officeooo:rsid="0014357a"/>
    </style:style>
    <style:style style:name="T17" style:family="text">
      <style:text-properties officeooo:rsid="00183096"/>
    </style:style>
    <style:style style:name="T18" style:family="text">
      <style:text-properties officeooo:rsid="001c4520"/>
    </style:style>
    <style:style style:name="T19" style:family="text">
      <style:text-properties fo:color="#000000"/>
    </style:style>
    <style:style style:name="T20" style:family="text">
      <style:text-properties fo:color="#000000" fo:font-size="6pt" style:font-size-asian="6pt" style:font-size-complex="6pt"/>
    </style:style>
    <style:style style:name="T21" style:family="text">
      <style:text-properties fo:color="#000000" officeooo:rsid="0014357a"/>
    </style:style>
    <style:style style:name="T22" style:family="text">
      <style:text-properties officeooo:rsid="006a2471"/>
    </style:style>
    <style:style style:name="T23" style:family="text">
      <style:text-properties officeooo:rsid="006d6c58"/>
    </style:style>
    <style:style style:name="T24" style:family="text">
      <style:text-properties officeooo:rsid="0071ff37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officeooo:rsid="006d6c58" style:font-size-asian="6pt" style:font-size-complex="6pt"/>
    </style:style>
    <style:style style:name="T27" style:family="text">
      <style:text-properties officeooo:rsid="007757f7"/>
    </style:style>
    <style:style style:name="T28" style:family="text">
      <style:text-properties style:text-underline-style="solid" style:text-underline-type="double" style:text-underline-width="auto" style:text-underline-color="font-color" officeooo:rsid="007c2091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0"><text:placeholder text:placeholder-type="text">&lt;setLang('it_IT')&gt;</text:placeholder></text:span><text:span text:style-name="T9"><text:line-break/></text:span><text:text-input text:description="&lt;for each=&quot;contract in wizard_objects(objects, data)&quot;&gt;">loop contracts</text:text-input></text:p>
      <text:p text:style-name="P54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47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B4" office:value-type="string">
            <text:p text:style-name="P47">Dipartimento: <text:span text:style-name="T7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47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47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B4" office:value-type="string">
            <text:p text:style-name="P47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4" office:value-type="string">
            <text:p text:style-name="P47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47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113">Sotto-contratto</text:p>
            </table:table-cell>
            <table:table-cell table:style-name="Tabella2.A3" office:value-type="string">
              <text:p text:style-name="P113">Periodo</text:p>
            </table:table-cell>
            <table:table-cell table:style-name="Tabella2.A3" office:value-type="string">
              <text:p text:style-name="P113">Totale</text:p>
            </table:table-cell>
            <table:table-cell table:style-name="Tabella2.A3" office:value-type="string">
              <text:p text:style-name="P113">Partner</text:p>
            </table:table-cell>
            <table:table-cell table:style-name="Tabella2.A3" office:value-type="string">
              <text:p text:style-name="P113">Dipartimento</text:p>
            </table:table-cell>
            <table:table-cell table:style-name="Tabella2.A2" office:value-type="string">
              <text:p text:style-name="P113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1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08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20"/>
          </table:table-cell>
          <table:table-cell table:style-name="Tabella2.C7" office:value-type="string">
            <text:p text:style-name="P120"/>
          </table:table-cell>
          <table:table-cell table:style-name="Tabella2.D7" office:value-type="string">
            <text:p text:style-name="P120"/>
          </table:table-cell>
          <table:table-cell table:style-name="Tabella2.E7" office:value-type="string">
            <text:p text:style-name="P120"/>
          </table:table-cell>
          <table:table-cell table:style-name="Tabella2.F7" office:value-type="string">
            <text:p text:style-name="P120"/>
          </table:table-cell>
        </table:table-row>
        <table:table-row>
          <table:table-cell table:style-name="Tabella2.A7" office:value-type="string">
            <text:p text:style-name="P5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58"><text:placeholder text:placeholder-type="text">&lt;formatLang(contract.date_start, date=True) if contract.date_start else ""&gt;</text:placeholder></text:p>
            <text:p text:style-name="P58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59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56"><text:placeholder text:placeholder-type="text">&lt;contract.partner_id.name&gt;</text:placeholder></text:p>
          </table:table-cell>
          <table:table-cell table:style-name="Tabella2.E7" office:value-type="string">
            <text:p text:style-name="P56"><text:placeholder text:placeholder-type="text">&lt;subcontract.department_id.name&gt;</text:placeholder></text:p>
          </table:table-cell>
          <table:table-cell table:style-name="Tabella2.F7" office:value-type="string">
            <text:p text:style-name="P56">Op: <text:placeholder text:placeholder-type="text">&lt;subcontract.default_operation&gt;</text:placeholder></text:p>
            <text:p text:style-name="P56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20"/>
          </table:table-cell>
          <table:table-cell table:style-name="Tabella2.C8" office:value-type="string">
            <text:p text:style-name="P120"/>
          </table:table-cell>
          <table:table-cell table:style-name="Tabella2.D8" office:value-type="string">
            <text:p text:style-name="P120"/>
          </table:table-cell>
          <table:table-cell table:style-name="Tabella2.E8" office:value-type="string">
            <text:p text:style-name="P120"/>
          </table:table-cell>
          <table:table-cell table:style-name="Tabella2.F8" office:value-type="string">
            <text:p text:style-name="P120"/>
          </table:table-cell>
        </table:table-row>
        <table:table-row table:style-name="Tabella2.9">
          <table:table-cell table:style-name="Tabella2.A9" table:number-columns-spanned="6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86"><text:placeholder text:placeholder-type="text">&lt;if test="not test_part('invoice', data)"&gt;</text:placeholder><text:span text:style-name="T20"><text:text-input text:description="&lt;for each=&quot;invoice in invoice_proxy(contract.id,data)&quot;&gt;">loop invoice</text:text-input></text:span><text:span text:style-name="T20"><text:text-input text:description="&lt;/for&gt;">end invoice</text:text-input></text:span><text:span text:style-name="T20"><text:text-input text:description="&lt;for each=&quot;subcontract in contract.child_ids&quot;&gt;">loop subcontract</text:text-input></text:span><text:span text:style-name="T20"><text:text-input text:description="&lt;for each=&quot;subinvoice in invoice_proxy(subcontract.id,data)&quot;&gt;">loop subinvoice subcontract</text:text-input></text:span><text:span text:style-name="T20"><text:text-input text:description="&lt;/for&gt;">end subinvoice subcontract</text:text-input></text:span><text:span text:style-name="T20"><text:text-input text:description="&lt;/for&gt;">end subcontracts</text:text-input></text:span><text:span text:style-name="T19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86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41">SEZIONE: RICAVI (<text:span text:style-name="T18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44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24">Fatturazioni contratto principale</text:p>
            </table:table-cell>
            <table:table-cell table:style-name="Tabella7.A4" office:value-type="string">
              <text:p text:style-name="P125">Data</text:p>
            </table:table-cell>
            <table:table-cell table:style-name="Tabella7.A4" office:value-type="string">
              <text:p text:style-name="P125">Quantità</text:p>
            </table:table-cell>
            <table:table-cell table:style-name="Tabella7.A3" office:value-type="string">
              <text:p text:style-name="P125">Totale</text:p>
            </table:table-cell>
          </table:table-row>
          <table:table-row>
            <table:table-cell table:style-name="Tabella7.A3" table:number-columns-spanned="4" office:value-type="string">
              <text:p text:style-name="P102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91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108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2"><text:placeholder text:placeholder-type="text">&lt;invoice.name&gt;</text:placeholder></text:p>
          </table:table-cell>
          <table:table-cell table:style-name="Tabella7.B16" office:value-type="string">
            <text:p text:style-name="P74"><text:placeholder text:placeholder-type="text">&lt;formatLang(invoice.date, date=True)&gt;</text:placeholder></text:p>
          </table:table-cell>
          <table:table-cell table:style-name="Tabella7.C16" office:value-type="string">
            <text:p text:style-name="P64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64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7.D10" office:value-type="string">
            <text:p text:style-name="P68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108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84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35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24">Fatturazioni sotto-contratti</text:p>
          </table:table-cell>
          <table:table-cell table:style-name="Tabella7.A14" office:value-type="string">
            <text:p text:style-name="P125">Data</text:p>
          </table:table-cell>
          <table:table-cell table:style-name="Tabella7.A14" office:value-type="string">
            <text:p text:style-name="P125">Quantità</text:p>
          </table:table-cell>
          <table:table-cell table:style-name="Tabella7.D14" office:value-type="string">
            <text:p text:style-name="P125">Totale</text:p>
          </table:table-cell>
        </table:table-row>
        <table:table-row>
          <table:table-cell table:style-name="Tabella7.A15" table:number-columns-spanned="4" office:value-type="string">
            <text:p text:style-name="P10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72"><text:placeholder text:placeholder-type="text">&lt;subinvoice.name&gt;</text:placeholder></text:p>
          </table:table-cell>
          <table:table-cell table:style-name="Tabella7.B16" office:value-type="string">
            <text:p text:style-name="P74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76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76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60">TOTALE</text:p>
          </table:table-cell>
          <table:covered-table-cell/>
          <table:covered-table-cell/>
          <table:table-cell table:style-name="Tabella7.D10" office:value-type="string">
            <text:p text:style-name="P78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9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97"><text:placeholder text:placeholder-type="text">&lt;if test="not test_part('cost', data)"&gt;</text:placeholder><text:span text:style-name="T19"><text:text-input text:description="&lt;for each=&quot;cost in cost_proxy(contract.id,data)&quot;&gt;">loop cost cotract</text:text-input></text:span><text:span text:style-name="T19"><text:text-input text:description="&lt;/for&gt;">end cost contract</text:text-input></text:span><text:span text:style-name="T19"><text:text-input text:description="&lt;for each=&quot;subcontract in contract.child_ids&quot;&gt;">loop subcontracts</text:text-input></text:span><text:span text:style-name="T19"><text:text-input text:description="&lt;for each=&quot;subcost in cost_proxy(subcontract.id,data)&quot;&gt;">loop cost subcontract</text:text-input></text:span><text:span text:style-name="T19"><text:text-input text:description="&lt;/for&gt;">end cost subcontract</text:text-input></text:span><text:span text:style-name="T19"><text:text-input text:description="&lt;/for&gt;">end subcontracts</text:text-input></text:span><text:span text:style-name="T19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87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7">SEZIONE: COSTI <text:span text:style-name="T22">TRASPORTI o uso APPARECCHIATU</text:span>RE <text:span text:style-name="T14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34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24">Costi contratto principale</text:p>
            </table:table-cell>
            <table:table-cell table:style-name="Tabella5.A4" office:value-type="string">
              <text:p text:style-name="P125">Prodotto</text:p>
            </table:table-cell>
            <table:table-cell table:style-name="Tabella5.A4" office:value-type="string">
              <text:p text:style-name="P125">Data</text:p>
            </table:table-cell>
            <table:table-cell table:style-name="Tabella5.A4" office:value-type="string">
              <text:p text:style-name="P125">Quantità</text:p>
            </table:table-cell>
            <table:table-cell table:style-name="Tabella5.A3" office:value-type="string">
              <text:p text:style-name="P125">Costo</text:p>
            </table:table-cell>
          </table:table-row>
          <table:table-row>
            <table:table-cell table:style-name="Tabella5.A3" table:number-columns-spanned="5" office:value-type="string">
              <text:p text:style-name="P10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92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108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48"/>
          </table:table-cell>
          <table:table-cell table:style-name="Tabella5.C16" office:value-type="string">
            <text:p text:style-name="P49"/>
          </table:table-cell>
          <table:table-cell table:style-name="Tabella5.D16" table:number-columns-spanned="2" office:value-type="string">
            <text:p text:style-name="P49"/>
          </table:table-cell>
          <table:covered-table-cell/>
        </table:table-row>
        <table:table-row>
          <table:table-cell table:style-name="Tabella5.A16" office:value-type="string">
            <text:p text:style-name="P62"><text:placeholder text:placeholder-type="text">&lt;cost.name&gt;</text:placeholder></text:p>
          </table:table-cell>
          <table:table-cell table:style-name="Tabella5.B16" office:value-type="string">
            <text:p text:style-name="P72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74"><text:placeholder text:placeholder-type="text">&lt;formatLang(cost.date, date=True)&gt;</text:placeholder></text:p>
          </table:table-cell>
          <table:table-cell table:style-name="Tabella5.D15" office:value-type="string">
            <text:p text:style-name="P64"><text:s/><text:placeholder text:placeholder-type="text">&lt;formatLang(cost.unit_amount)&gt;</text:placeholder></text:p>
          </table:table-cell>
          <table:table-cell table:style-name="Tabella5.E15" office:value-type="string">
            <text:p text:style-name="P64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48"/>
          </table:table-cell>
          <table:table-cell table:style-name="Tabella5.C16" office:value-type="string">
            <text:p text:style-name="P49"/>
          </table:table-cell>
          <table:table-cell table:style-name="Tabella5.D16" table:number-columns-spanned="2" office:value-type="string">
            <text:p text:style-name="P49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9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8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108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23"/>
          </table:table-cell>
          <table:table-cell table:style-name="Tabella5.C16" office:value-type="string">
            <text:p text:style-name="P121"/>
          </table:table-cell>
          <table:table-cell table:style-name="Tabella5.D16" table:number-columns-spanned="2" office:value-type="string">
            <text:p text:style-name="P121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35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24">Costi sotto-contratti</text:p>
          </table:table-cell>
          <table:table-cell table:style-name="Tabella5.A13" office:value-type="string">
            <text:p text:style-name="P125">Prodotto</text:p>
          </table:table-cell>
          <table:table-cell table:style-name="Tabella5.A13" office:value-type="string">
            <text:p text:style-name="P125">Data</text:p>
          </table:table-cell>
          <table:table-cell table:style-name="Tabella5.A13" office:value-type="string">
            <text:p text:style-name="P125">Quantità</text:p>
          </table:table-cell>
          <table:table-cell table:style-name="Tabella5.E13" office:value-type="string">
            <text:p text:style-name="P125">Costo</text:p>
          </table:table-cell>
        </table:table-row>
        <table:table-row>
          <table:table-cell table:style-name="Tabella5.A16" office:value-type="string">
            <text:p text:style-name="P104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51"/>
          </table:table-cell>
          <table:table-cell table:style-name="Tabella5.C16" office:value-type="string">
            <text:p text:style-name="P52"/>
          </table:table-cell>
          <table:table-cell table:style-name="Tabella5.D16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5.A16" office:value-type="string">
            <text:p text:style-name="P72"><text:placeholder text:placeholder-type="text">&lt;subcost.name&gt;</text:placeholder></text:p>
          </table:table-cell>
          <table:table-cell table:style-name="Tabella5.B16" office:value-type="string">
            <text:p text:style-name="P72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74"><text:placeholder text:placeholder-type="text">&lt;formatLang(subcost.date, date=True)&gt;</text:placeholder></text:p>
          </table:table-cell>
          <table:table-cell table:style-name="Tabella5.D15" office:value-type="string">
            <text:p text:style-name="P76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76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51"/>
          </table:table-cell>
          <table:table-cell table:style-name="Tabella5.C16" office:value-type="string">
            <text:p text:style-name="P52"/>
          </table:table-cell>
          <table:table-cell table:style-name="Tabella5.D16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60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78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23"/>
          </table:table-cell>
          <table:table-cell table:style-name="Tabella5.C18" office:value-type="string">
            <text:p text:style-name="P121"/>
          </table:table-cell>
          <table:table-cell table:style-name="Tabella5.D18" table:number-columns-spanned="2" office:value-type="string">
            <text:p text:style-name="P121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9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88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42">SEZIONE: <text:span text:style-name="T15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36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28">Descrizione scrittura partita doppia</text:p>
            </table:table-cell>
            <table:table-cell table:style-name="Tabella3.A4" office:value-type="string">
              <text:p text:style-name="P126">Data</text:p>
            </table:table-cell>
            <table:table-cell table:style-name="Tabella3.C4" office:value-type="string">
              <text:p text:style-name="P127">Costo</text:p>
            </table:table-cell>
          </table:table-row>
          <table:table-row>
            <table:table-cell table:style-name="Tabella3.A3" table:number-columns-spanned="3" office:value-type="string">
              <text:p text:style-name="P103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94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110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50"/>
          </table:table-cell>
          <table:table-cell table:style-name="Tabella3.C7" office:value-type="string">
            <text:p text:style-name="P50"/>
          </table:table-cell>
        </table:table-row>
        <table:table-row>
          <table:table-cell table:style-name="Tabella3.A8" office:value-type="string">
            <text:p text:style-name="P63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67"><text:placeholder text:placeholder-type="text">&lt;formatLang(supplier.date, date=True)&gt;</text:placeholder></text:p>
          </table:table-cell>
          <table:table-cell table:style-name="Tabella3.C8" office:value-type="string">
            <text:p text:style-name="P65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8"><text:text-input text:description="&lt;/for&gt;">end supplier</text:text-input></text:p>
          </table:table-cell>
          <table:table-cell table:style-name="Tabella3.B9" office:value-type="string">
            <text:p text:style-name="P50"/>
          </table:table-cell>
          <table:table-cell table:style-name="Tabella3.C9" office:value-type="string">
            <text:p text:style-name="P50"/>
          </table:table-cell>
        </table:table-row>
        <table:table-row>
          <table:table-cell table:style-name="Tabella3.A10" table:number-columns-spanned="2" office:value-type="string">
            <text:p text:style-name="P23">TOTALI</text:p>
          </table:table-cell>
          <table:covered-table-cell/>
          <table:table-cell table:style-name="Tabella3.C10" office:value-type="string">
            <text:p text:style-name="P69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109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22"/>
          </table:table-cell>
          <table:table-cell table:style-name="Tabella3.C11" office:value-type="string">
            <text:p text:style-name="P122"/>
          </table:table-cell>
        </table:table-row>
        <table:table-row>
          <table:table-cell table:style-name="Tabella3.A12" table:number-columns-spanned="3" office:value-type="string">
            <text:p text:style-name="P36">[Sotto-contratto: <text:span text:style-name="T8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28">Descrizione scrittura partita doppia</text:p>
          </table:table-cell>
          <table:table-cell table:style-name="Tabella3.A13" office:value-type="string">
            <text:p text:style-name="P126">Data</text:p>
          </table:table-cell>
          <table:table-cell table:style-name="Tabella3.C13" office:value-type="string">
            <text:p text:style-name="P128">Costo</text:p>
          </table:table-cell>
        </table:table-row>
        <table:table-row>
          <table:table-cell table:style-name="Tabella3.A14" office:value-type="string">
            <text:p text:style-name="P105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53"/>
          </table:table-cell>
          <table:table-cell table:style-name="Tabella3.C14" office:value-type="string">
            <text:p text:style-name="P53"/>
          </table:table-cell>
        </table:table-row>
        <table:table-row>
          <table:table-cell table:style-name="Tabella3.A15" office:value-type="string">
            <text:p text:style-name="P73"><text:placeholder text:placeholder-type="text">&lt;subsupplier.name&gt;</text:placeholder> <text:span text:style-name="T11"><text:placeholder text:placeholder-type="text">&lt;subsupplier.expense_id.partner or ''&gt;</text:placeholder></text:span></text:p>
          </table:table-cell>
          <table:table-cell table:style-name="Tabella3.B15" office:value-type="string">
            <text:p text:style-name="P75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77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6"><text:text-input text:description="&lt;/for&gt;">end supplier subcontract</text:text-input></text:span></text:p>
          </table:table-cell>
          <table:table-cell table:style-name="Tabella3.B16" office:value-type="string">
            <text:p text:style-name="P53"/>
          </table:table-cell>
          <table:table-cell table:style-name="Tabella3.C16" office:value-type="string">
            <text:p text:style-name="P53"/>
          </table:table-cell>
        </table:table-row>
        <table:table-row>
          <table:table-cell table:style-name="Tabella3.A17" table:number-columns-spanned="2" office:value-type="string">
            <text:p text:style-name="P31">TOTALI</text:p>
          </table:table-cell>
          <table:covered-table-cell/>
          <table:table-cell table:style-name="Tabella3.C10" office:value-type="string">
            <text:p text:style-name="P70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22"/>
          </table:table-cell>
          <table:table-cell table:style-name="Tabella3.C18" office:value-type="string">
            <text:p text:style-name="P122"/>
          </table:table-cell>
        </table:table-row>
        <table:table-row>
          <table:table-cell table:style-name="Tabella3.A19" table:number-columns-spanned="3" office:value-type="string">
            <text:p text:style-name="P101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96"><text:placeholder text:placeholder-type="text">&lt;if test="not test_part('supplier', data)"&gt;</text:placeholder><text:span text:style-name="T21"><text:text-input text:description="&lt;for each=&quot;supplier in supplier_proxy(contract.id,data)&quot;&gt;">loop supplier</text:text-input></text:span><text:span text:style-name="T21"><text:text-input text:description="&lt;/for&gt;">end supplier</text:text-input></text:span><text:span text:style-name="T21"><text:text-input text:description="&lt;for each=&quot;subcontract in contract.child_ids&quot;&gt;">loop subcontracts</text:text-input></text:span><text:span text:style-name="T21"><text:text-input text:description="&lt;for each=&quot;subsupplier in supplier_proxy(subcontract.id,data)&quot;&gt;">loop subsupplier subcontract</text:text-input></text:span><text:span text:style-name="T21"><text:text-input text:description="&lt;/for&gt;">end supplier subcontract</text:text-input></text:span><text:span text:style-name="T21"><text:text-input text:description="&lt;/for&gt;">end subcontracts</text:text-input></text:span><text:span text:style-name="T19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88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41">SEZIONE: COSTI AMMINISTRATIVI <text:span text:style-name="T13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35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25">Descrizione costo</text:p>
            </table:table-cell>
            <table:table-cell table:style-name="Tabella10.A4" office:value-type="string">
              <text:p text:style-name="P125">Fattura</text:p>
            </table:table-cell>
            <table:table-cell table:style-name="Tabella10.A4" office:value-type="string">
              <text:p text:style-name="P125">Data</text:p>
            </table:table-cell>
            <table:table-cell table:style-name="Tabella10.A3" office:value-type="string">
              <text:p text:style-name="P125">Importo</text:p>
            </table:table-cell>
          </table:table-row>
          <table:table-row>
            <table:table-cell table:style-name="Tabella10.A3" table:number-columns-spanned="4" office:value-type="string">
              <text:p text:style-name="P10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93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108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9"/>
          </table:table-cell>
          <table:table-cell table:style-name="Tabella10.D16" office:value-type="string">
            <text:p text:style-name="P49"/>
          </table:table-cell>
        </table:table-row>
        <table:table-row>
          <table:table-cell table:style-name="Tabella10.A16" office:value-type="string">
            <text:p text:style-name="P62">Costo commerciale su fatturato ( <text:placeholder text:placeholder-type="text">&lt;contract.commercial_rate&gt;</text:placeholder> % )</text:p>
            <text:p text:style-name="P62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6"><text:placeholder text:placeholder-type="text">&lt;invoice.name&gt;</text:placeholder></text:p>
          </table:table-cell>
          <table:table-cell table:style-name="Tabella10.B8" office:value-type="string">
            <text:p text:style-name="P74"><text:placeholder text:placeholder-type="text">&lt;formatLang(invoice.date, date=True)&gt;</text:placeholder></text:p>
          </table:table-cell>
          <table:table-cell table:style-name="Tabella10.D16" office:value-type="string">
            <text:p text:style-name="P64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48"/>
          </table:table-cell>
          <table:table-cell table:style-name="Tabella10.C16" office:value-type="string">
            <text:p text:style-name="P49"/>
          </table:table-cell>
          <table:table-cell table:style-name="Tabella10.D16" office:value-type="string">
            <text:p text:style-name="P49"/>
          </table:table-cell>
        </table:table-row>
        <table:table-row>
          <table:table-cell table:style-name="Tabella10.A17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10.D10" office:value-type="string">
            <text:p text:style-name="P6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08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23"/>
          </table:table-cell>
          <table:table-cell table:style-name="Tabella10.C16" office:value-type="string">
            <text:p text:style-name="P121"/>
          </table:table-cell>
          <table:table-cell table:style-name="Tabella10.D16" office:value-type="string">
            <text:p text:style-name="P121"/>
          </table:table-cell>
        </table:table-row>
        <table:table-row>
          <table:table-cell table:style-name="Tabella10.A12" table:number-columns-spanned="4" office:value-type="string">
            <text:p text:style-name="P35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25">Descrizione costo</text:p>
          </table:table-cell>
          <table:table-cell table:style-name="Tabella10.B13" office:value-type="string">
            <text:p text:style-name="P125">Fattura</text:p>
          </table:table-cell>
          <table:table-cell table:style-name="Tabella10.C13" office:value-type="string">
            <text:p text:style-name="P125">Data</text:p>
          </table:table-cell>
          <table:table-cell table:style-name="Tabella10.D13" office:value-type="string">
            <text:p text:style-name="P125">Importo</text:p>
          </table:table-cell>
        </table:table-row>
        <table:table-row>
          <table:table-cell table:style-name="Tabella10.A16" office:value-type="string">
            <text:p text:style-name="P10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51"/>
          </table:table-cell>
          <table:table-cell table:style-name="Tabella10.C16" office:value-type="string">
            <text:p text:style-name="P52"/>
          </table:table-cell>
          <table:table-cell table:style-name="Tabella10.D16" office:value-type="string">
            <text:p text:style-name="P52"/>
          </table:table-cell>
        </table:table-row>
        <table:table-row>
          <table:table-cell table:style-name="Tabella10.A16" office:value-type="string">
            <text:p text:style-name="P72">Costo commerciale su fatturato ( <text:placeholder text:placeholder-type="text">&lt;contract.commercial_rate&gt;</text:placeholder> % )</text:p>
            <text:p text:style-name="P72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72"><text:placeholder text:placeholder-type="text">&lt;subinvoice.name&gt;</text:placeholder></text:p>
          </table:table-cell>
          <table:table-cell table:style-name="Tabella10.B8" office:value-type="string">
            <text:p text:style-name="P74"><text:placeholder text:placeholder-type="text">&lt;formatLang(subinvoice.date, date=True)&gt;</text:placeholder></text:p>
          </table:table-cell>
          <table:table-cell table:style-name="Tabella10.D16" office:value-type="string">
            <text:p text:style-name="P76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51"/>
          </table:table-cell>
          <table:table-cell table:style-name="Tabella10.C16" office:value-type="string">
            <text:p text:style-name="P52"/>
          </table:table-cell>
          <table:table-cell table:style-name="Tabella10.D16" office:value-type="string">
            <text:p text:style-name="P52"/>
          </table:table-cell>
        </table:table-row>
        <table:table-row>
          <table:table-cell table:style-name="Tabella10.A17" table:number-columns-spanned="3" office:value-type="string">
            <text:p text:style-name="P60">TOTALE</text:p>
          </table:table-cell>
          <table:covered-table-cell/>
          <table:covered-table-cell/>
          <table:table-cell table:style-name="Tabella10.D17" office:value-type="string">
            <text:p text:style-name="P7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23"/>
          </table:table-cell>
          <table:table-cell table:style-name="Tabella10.C18" office:value-type="string">
            <text:p text:style-name="P121"/>
          </table:table-cell>
          <table:table-cell table:style-name="Tabella10.D18" office:value-type="string">
            <text:p text:style-name="P121"/>
          </table:table-cell>
        </table:table-row>
        <table:table-row>
          <table:table-cell table:style-name="Tabella10.A19" table:number-columns-spanned="4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95"><text:placeholder text:placeholder-type="text">&lt;if test="not test_part('intervent', data)"&gt;</text:placeholder><text:span text:style-name="T19"><text:text-input text:description="&lt;for each=&quot;intervent in intervent_proxy(contract.id,data)&quot;&gt;">loop intervent contract</text:text-input></text:span><text:span text:style-name="T19"><text:text-input text:description="&lt;/for&gt;">end intervent contract</text:text-input></text:span><text:span text:style-name="T19"><text:text-input text:description="&lt;for each=&quot;subcontract in contract.child_ids&quot;&gt;">loop subcontracts</text:text-input></text:span><text:span text:style-name="T19"><text:text-input text:description="&lt;for each=&quot;subintervent in intervent_proxy(subcontract.id,data)&quot;&gt;">loop subintervent subcontract</text:text-input></text:span><text:span text:style-name="T19"><text:text-input text:description="&lt;/for&gt;">end intervent subcontract</text:text-input></text:span><text:span text:style-name="T19"><text:text-input text:description="&lt;/for&gt;">end subcontracts</text:text-input></text:span><text:span text:style-name="T19"><text:placeholder text:placeholder-type="text">&lt;/if&gt;</text:placeholder></text:span></text:p>
          </table:table-cell>
        </table:table-row>
        <table:table-row table:style-name="Tabella15.1">
          <table:table-cell table:style-name="Tabella15.A1" office:value-type="string">
            <text:p text:style-name="P131"><text:placeholder text:placeholder-type="text">&lt;if test="not test_part('intervent', data)"&gt;</text:placeholder><text:span text:style-name="T19"><text:text-input text:description="&lt;for each=&quot;intervent in refound_proxy(contract.id,data)&quot;&gt;">loop intervent contract</text:text-input></text:span><text:span text:style-name="T19"><text:text-input text:description="&lt;/for&gt;">end intervent contract</text:text-input></text:span><text:span text:style-name="T19"><text:text-input text:description="&lt;for each=&quot;subcontract in contract.child_ids&quot;&gt;">loop subcontracts</text:text-input></text:span><text:span text:style-name="T19"><text:text-input text:description="&lt;for each=&quot;subintervent in refound_proxy(subcontract.id,data)&quot;&gt;">loop subintervent subcontract</text:text-input></text:span><text:span text:style-name="T19"><text:text-input text:description="&lt;/for&gt;">end intervent subcontract</text:text-input></text:span><text:span text:style-name="T19"><text:text-input text:description="&lt;/for&gt;">end subcontracts</text:text-input></text:span><text:span text:style-name="T19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ext:soft-page-break/>
          <table:table-row>
            <table:table-cell table:style-name="Tabella4.A1" table:number-columns-spanned="7" office:value-type="string">
              <text:p text:style-name="P90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4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35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25">Interventi contratto principale</text:p>
            </table:table-cell>
            <table:table-cell table:style-name="Tabella4.A4" office:value-type="string">
              <text:p text:style-name="P125">Addetto</text:p>
            </table:table-cell>
            <table:table-cell table:style-name="Tabella4.A4" office:value-type="string">
              <text:p text:style-name="P125">Data</text:p>
            </table:table-cell>
            <table:table-cell table:style-name="Tabella4.A4" office:value-type="string">
              <text:p text:style-name="P125">Orario </text:p>
            </table:table-cell>
            <table:table-cell table:style-name="Tabella4.A4" office:value-type="string">
              <text:p text:style-name="P125">Costo</text:p>
            </table:table-cell>
            <table:table-cell table:style-name="Tabella4.A4" office:value-type="string">
              <text:p text:style-name="P125">Ricavo</text:p>
            </table:table-cell>
            <table:table-cell table:style-name="Tabella4.G4" office:value-type="string">
              <text:p text:style-name="P125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18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108"><text:text-input text:description="&lt;for each=&quot;intervent in intervent_proxy(contract.id,data)&quot;&gt;">loop intervent contract</text:text-input></text:p>
          </table:table-cell>
          <table:table-cell table:style-name="Tabella4.B29" office:value-type="string">
            <text:p text:style-name="P48"/>
          </table:table-cell>
          <table:table-cell table:style-name="Tabella4.C29" office:value-type="string">
            <text:p text:style-name="P49"/>
          </table:table-cell>
          <table:table-cell table:style-name="Tabella4.D29" table:number-columns-spanned="3" office:value-type="string">
            <text:p text:style-name="P49"/>
          </table:table-cell>
          <table:covered-table-cell/>
          <table:covered-table-cell/>
          <table:table-cell table:style-name="Tabella4.G29" office:value-type="string">
            <text:p text:style-name="P49"/>
          </table:table-cell>
        </table:table-row>
        <table:table-row>
          <table:table-cell table:style-name="Tabella4.A29" office:value-type="string">
            <text:p text:style-name="P62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29" office:value-type="string">
            <text:p text:style-name="P72"><text:placeholder text:placeholder-type="text">&lt;intervent.user_id.name&gt;</text:placeholder></text:p>
          </table:table-cell>
          <table:table-cell table:style-name="Tabella4.C29" office:value-type="string">
            <text:p text:style-name="P66"><text:placeholder text:placeholder-type="text">&lt;formatLang(intervent.date, date=True)&gt;</text:placeholder></text:p>
          </table:table-cell>
          <table:table-cell table:style-name="Tabella4.D22" office:value-type="string">
            <text:p text:style-name="P64"><text:s/><text:placeholder text:placeholder-type="text">&lt;formatLang(intervent.unit_amount)&gt;</text:placeholder></text:p>
          </table:table-cell>
          <table:table-cell table:style-name="Tabella4.F22" office:value-type="string">
            <text:p text:style-name="P64"><text:placeholder text:placeholder-type="text">&lt;formatLang(intervent.amount)&gt;</text:placeholder></text:p>
          </table:table-cell>
          <table:table-cell table:style-name="Tabella4.F22" office:value-type="string">
            <text:p text:style-name="P64"><text:placeholder text:placeholder-type="text">&lt;formatLang((contract.price_operation or 0.0) * (intervent.amount_operation or 0.0))&gt;</text:placeholder></text:p>
          </table:table-cell>
          <table:table-cell table:style-name="Tabella4.G29" office:value-type="string">
            <text:p text:style-name="P62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9" office:value-type="string">
            <text:p text:style-name="P17"><text:text-input text:description="&lt;/for&gt;">end intervent contract</text:text-input></text:p>
          </table:table-cell>
          <table:table-cell table:style-name="Tabella4.B9" office:value-type="string">
            <text:p text:style-name="P72"/>
          </table:table-cell>
          <table:table-cell table:style-name="Tabella4.C9" office:value-type="string">
            <text:p text:style-name="P66"/>
          </table:table-cell>
          <table:table-cell table:style-name="Tabella4.D9" table:number-columns-spanned="3" office:value-type="string">
            <text:p text:style-name="P64"/>
          </table:table-cell>
          <table:covered-table-cell/>
          <table:covered-table-cell/>
          <table:table-cell table:style-name="Tabella4.G9" office:value-type="string">
            <text:p text:style-name="P62"/>
          </table:table-cell>
        </table:table-row>
        <table:table-row>
          <table:table-cell table:style-name="Tabella4.A10" table:number-columns-spanned="3" office:value-type="string">
            <text:p text:style-name="P22">TOTALI</text:p>
          </table:table-cell>
          <table:covered-table-cell/>
          <table:covered-table-cell/>
          <table:table-cell table:style-name="Tabella4.D10" office:value-type="string">
            <text:p text:style-name="P68"><text:placeholder text:placeholder-type="text">&lt;formatLang(get_totals('hour'))&gt;</text:placeholder></text:p>
          </table:table-cell>
          <table:table-cell table:style-name="Tabella4.D10" office:value-type="string">
            <text:p text:style-name="P68"><text:placeholder text:placeholder-type="text">&lt;formatLang(get_totals('hour_cost'))&gt;</text:placeholder></text:p>
          </table:table-cell>
          <table:table-cell table:style-name="Tabella4.D10" office:value-type="string">
            <text:p text:style-name="P68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62"/>
          </table:table-cell>
        </table:table-row>
        <table:table-row>
          <table:table-cell table:style-name="Tabella4.A11" table:number-columns-spanned="7" office:value-type="string">
            <text:p text:style-name="P111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130"><text:text-input text:description="&lt;for each=&quot;intervent in refound_proxy(contract.id,data)&quot;&gt;">loop refound contract</text:text-input></text:p>
          </table:table-cell>
          <table:table-cell table:style-name="Tabella4.B29" office:value-type="string">
            <text:p text:style-name="P48"/>
          </table:table-cell>
          <table:table-cell table:style-name="Tabella4.C29" office:value-type="string">
            <text:p text:style-name="P49"/>
          </table:table-cell>
          <table:table-cell table:style-name="Tabella4.D29" table:number-columns-spanned="3" office:value-type="string">
            <text:p text:style-name="P49"/>
          </table:table-cell>
          <table:covered-table-cell/>
          <table:covered-table-cell/>
          <table:table-cell table:style-name="Tabella4.G29" office:value-type="string">
            <text:p text:style-name="P49"/>
          </table:table-cell>
        </table:table-row>
        <table:table-row>
          <table:table-cell table:style-name="Tabella4.A29" office:value-type="string">
            <text:p text:style-name="P62"><text:placeholder text:placeholder-type="text">&lt;intervent.name&gt;</text:placeholder></text:p>
          </table:table-cell>
          <table:table-cell table:style-name="Tabella4.B29" office:value-type="string">
            <text:p text:style-name="P72"><text:placeholder text:placeholder-type="text">&lt;intervent.user_id.name&gt;</text:placeholder></text:p>
          </table:table-cell>
          <table:table-cell table:style-name="Tabella4.C29" office:value-type="string">
            <text:p text:style-name="P66"><text:placeholder text:placeholder-type="text">&lt;formatLang(intervent.date, date=True)&gt;</text:placeholder></text:p>
          </table:table-cell>
          <table:table-cell table:style-name="Tabella4.D13" office:value-type="string">
            <text:p text:style-name="P64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64"><text:placeholder text:placeholder-type="text">&lt;formatLang(intervent.amount)&gt;</text:placeholder></text:p>
          </table:table-cell>
          <table:table-cell table:style-name="Tabella4.F13" office:value-type="string">
            <text:p text:style-name="P66">/</text:p>
          </table:table-cell>
          <table:table-cell table:style-name="Tabella4.G29" office:value-type="string">
            <text:p text:style-name="P66"><text:s/>/</text:p>
          </table:table-cell>
        </table:table-row>
        <table:table-row>
          <table:table-cell table:style-name="Tabella4.A29" office:value-type="string">
            <text:p text:style-name="P132"><text:text-input text:description="&lt;/for&gt;">end refound contract</text:text-input></text:p>
          </table:table-cell>
          <table:table-cell table:style-name="Tabella4.B29" office:value-type="string">
            <text:p text:style-name="P48"/>
          </table:table-cell>
          <table:table-cell table:style-name="Tabella4.C29" office:value-type="string">
            <text:p text:style-name="P49"/>
          </table:table-cell>
          <table:table-cell table:style-name="Tabella4.D29" table:number-columns-spanned="3" office:value-type="string">
            <text:p text:style-name="P49"/>
          </table:table-cell>
          <table:covered-table-cell/>
          <table:covered-table-cell/>
          <table:table-cell table:style-name="Tabella4.G29" office:value-type="string">
            <text:p text:style-name="P49"/>
          </table:table-cell>
        </table:table-row>
        <table:table-row>
          <table:table-cell table:style-name="Tabella4.A28" table:number-columns-spanned="3" office:value-type="string">
            <text:p text:style-name="P22">TOTALI</text:p>
          </table:table-cell>
          <table:covered-table-cell/>
          <table:covered-table-cell/>
          <table:table-cell table:style-name="Tabella4.D10" office:value-type="string">
            <text:p text:style-name="P71">/</text:p>
          </table:table-cell>
          <table:table-cell table:style-name="Tabella4.D10" office:value-type="string">
            <text:p text:style-name="P68"><text:placeholder text:placeholder-type="text">&lt;formatLang(get_totals('refound'))&gt;</text:placeholder></text:p>
          </table:table-cell>
          <table:table-cell table:style-name="Tabella4.D10" office:value-type="string">
            <text:p text:style-name="P71">/</text:p>
          </table:table-cell>
          <table:table-cell table:style-name="Tabella4.G15" office:value-type="string">
            <text:p text:style-name="P49"/>
          </table:table-cell>
        </table:table-row>
        <table:table-row>
          <table:table-cell table:style-name="Tabella4.A29" office:value-type="string">
            <text:p text:style-name="P108"><text:text-input text:description="&lt;for each=&quot;subcontract in contract.child_ids&quot;&gt;">loop subcontracts</text:text-input></text:p>
          </table:table-cell>
          <table:table-cell table:style-name="Tabella4.B29" office:value-type="string">
            <text:p text:style-name="P123"/>
          </table:table-cell>
          <table:table-cell table:style-name="Tabella4.C29" office:value-type="string">
            <text:p text:style-name="P121"/>
          </table:table-cell>
          <table:table-cell table:style-name="Tabella4.D29" table:number-columns-spanned="3" office:value-type="string">
            <text:p text:style-name="P121"/>
          </table:table-cell>
          <table:covered-table-cell/>
          <table:covered-table-cell/>
          <table:table-cell table:style-name="Tabella4.G16" office:value-type="string">
            <text:p text:style-name="P121"/>
          </table:table-cell>
        </table:table-row>
        <table:table-row>
          <table:table-cell table:style-name="Tabella4.A17" table:number-columns-spanned="7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8" table:number-columns-spanned="7" office:value-type="string">
            <text:p text:style-name="P35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125">Interventi sotto-contratti</text:p>
          </table:table-cell>
          <table:table-cell table:style-name="Tabella4.A19" office:value-type="string">
            <text:p text:style-name="P125">Addetto</text:p>
          </table:table-cell>
          <table:table-cell table:style-name="Tabella4.A19" office:value-type="string">
            <text:p text:style-name="P125">Data</text:p>
          </table:table-cell>
          <table:table-cell table:style-name="Tabella4.A19" office:value-type="string">
            <text:p text:style-name="P125">Orario</text:p>
          </table:table-cell>
          <table:table-cell table:style-name="Tabella4.A19" office:value-type="string">
            <text:p text:style-name="P125">Costo</text:p>
          </table:table-cell>
          <table:table-cell table:style-name="Tabella4.A19" office:value-type="string">
            <text:p text:style-name="P125">Ricavo</text:p>
          </table:table-cell>
          <table:table-cell table:style-name="Tabella4.G19" office:value-type="string">
            <text:p text:style-name="P125">Città - Cantiere</text:p>
          </table:table-cell>
        </table:table-row>
        <table:table-row>
          <table:table-cell table:style-name="Tabella4.A29" office:value-type="string">
            <text:p text:style-name="P104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29" office:value-type="string">
            <text:p text:style-name="P51"/>
          </table:table-cell>
          <table:table-cell table:style-name="Tabella4.C29" office:value-type="string">
            <text:p text:style-name="P52"/>
          </table:table-cell>
          <table:table-cell table:style-name="Tabella4.D29" table:number-columns-spanned="3" office:value-type="string">
            <text:p text:style-name="P52"/>
          </table:table-cell>
          <table:covered-table-cell/>
          <table:covered-table-cell/>
          <table:table-cell table:style-name="Tabella4.G29" office:value-type="string">
            <text:p text:style-name="P52"/>
          </table:table-cell>
        </table:table-row>
        <table:table-row>
          <table:table-cell table:style-name="Tabella4.A29" office:value-type="string">
            <text:p text:style-name="P7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29" office:value-type="string">
            <text:p text:style-name="P72"><text:placeholder text:placeholder-type="text">&lt;subintervent.user_id.name&gt;</text:placeholder></text:p>
          </table:table-cell>
          <table:table-cell table:style-name="Tabella4.C29" office:value-type="string">
            <text:p text:style-name="P74"><text:placeholder text:placeholder-type="text">&lt;formatLang(subintervent.date, date=True)&gt;</text:placeholder></text:p>
          </table:table-cell>
          <table:table-cell table:style-name="Tabella4.D22" office:value-type="string">
            <text:p text:style-name="P76"><text:s/><text:placeholder text:placeholder-type="text">&lt;formatLang(subintervent.unit_amount)&gt;</text:placeholder></text:p>
          </table:table-cell>
          <table:table-cell table:style-name="Tabella4.F22" office:value-type="string">
            <text:p text:style-name="P76"><text:placeholder text:placeholder-type="text">&lt;formatLang(subintervent.amount)&gt;</text:placeholder></text:p>
          </table:table-cell>
          <table:table-cell table:style-name="Tabella4.F22" office:value-type="string">
            <text:p text:style-name="P76"><text:placeholder text:placeholder-type="text">&lt;formatLang((contract.price_operation or 0.0) * (subintervent.amount_operation or 0.0))&gt;</text:placeholder></text:p>
          </table:table-cell>
          <table:table-cell table:style-name="Tabella4.G29" office:value-type="string">
            <text:p text:style-name="P7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29" office:value-type="string">
            <text:p text:style-name="P18"><text:s text:c="4"/><text:span text:style-name="T27"><text:text-input text:description="&lt;/for&gt;">end subintervent subcontract</text:text-input></text:span></text:p>
          </table:table-cell>
          <table:table-cell table:style-name="Tabella4.B29" office:value-type="string">
            <text:p text:style-name="P72"/>
          </table:table-cell>
          <table:table-cell table:style-name="Tabella4.C29" office:value-type="string">
            <text:p text:style-name="P74"/>
          </table:table-cell>
          <table:table-cell table:style-name="Tabella4.D22" office:value-type="string">
            <text:p text:style-name="P76"/>
          </table:table-cell>
          <table:table-cell table:style-name="Tabella4.F22" office:value-type="string">
            <text:p text:style-name="P76"/>
          </table:table-cell>
          <table:table-cell table:style-name="Tabella4.F22" office:value-type="string">
            <text:p text:style-name="P76"/>
          </table:table-cell>
          <table:table-cell table:style-name="Tabella4.G29" office:value-type="string">
            <text:p text:style-name="P72"/>
          </table:table-cell>
        </table:table-row>
        <table:table-row>
          <table:table-cell table:style-name="Tabella4.A23" table:number-columns-spanned="3" office:value-type="string">
            <text:p text:style-name="P30">TOTALI</text:p>
          </table:table-cell>
          <table:covered-table-cell/>
          <table:covered-table-cell/>
          <table:table-cell table:style-name="Tabella4.D10" office:value-type="string">
            <text:p text:style-name="P78"><text:placeholder text:placeholder-type="text">&lt;formatLang(get_totals('hour'))&gt;</text:placeholder></text:p>
          </table:table-cell>
          <table:table-cell table:style-name="Tabella4.D10" office:value-type="string">
            <text:p text:style-name="P78"><text:placeholder text:placeholder-type="text">&lt;formatLang(get_totals('hour_cost'))&gt;</text:placeholder></text:p>
          </table:table-cell>
          <table:table-cell table:style-name="Tabella4.D10" office:value-type="string">
            <text:p text:style-name="P78"><text:placeholder text:placeholder-type="text">&lt;formatLang((contract.price_operation or 0.0) * get_totals('operation'))&gt;</text:placeholder></text:p>
          </table:table-cell>
          <table:table-cell table:style-name="Tabella4.G29" office:value-type="string">
            <text:p text:style-name="P72"/>
          </table:table-cell>
        </table:table-row>
        <table:table-row>
          <table:table-cell table:style-name="Tabella4.A24" table:number-columns-spanned="7" office:value-type="string">
            <text:p text:style-name="P111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107"><text:span text:style-name="T4"><text:s text:c="4"/></text:span><text:span text:style-name="T6"><text:text-input text:description="&lt;for each=&quot;subintervent in refound_proxy(subcontract.id,data)&quot;&gt;">loop subrefound subcontract</text:text-input></text:span></text:p>
          </table:table-cell>
          <table:table-cell table:style-name="Tabella4.B29" office:value-type="string">
            <text:p text:style-name="P51"/>
          </table:table-cell>
          <table:table-cell table:style-name="Tabella4.C29" office:value-type="string">
            <text:p text:style-name="P52"/>
          </table:table-cell>
          <table:table-cell table:style-name="Tabella4.D29" table:number-columns-spanned="3" office:value-type="string">
            <text:p text:style-name="P52"/>
          </table:table-cell>
          <table:covered-table-cell/>
          <table:covered-table-cell/>
          <table:table-cell table:style-name="Tabella4.G29" office:value-type="string">
            <text:p text:style-name="P52"/>
          </table:table-cell>
        </table:table-row>
        <table:table-row>
          <table:table-cell table:style-name="Tabella4.A29" office:value-type="string">
            <text:p text:style-name="P72"><text:placeholder text:placeholder-type="text">&lt;subintervent.name&gt;</text:placeholder></text:p>
          </table:table-cell>
          <table:table-cell table:style-name="Tabella4.B29" office:value-type="string">
            <text:p text:style-name="P72"><text:placeholder text:placeholder-type="text">&lt;subintervent.user_id.name&gt;</text:placeholder></text:p>
          </table:table-cell>
          <table:table-cell table:style-name="Tabella4.C29" office:value-type="string">
            <text:p text:style-name="P74"><text:placeholder text:placeholder-type="text">&lt;formatLang(subintervent.date, date=True)&gt;</text:placeholder></text:p>
          </table:table-cell>
          <table:table-cell table:style-name="Tabella4.D26" office:value-type="string">
            <text:p text:style-name="P76"><text:s/><text:placeholder text:placeholder-type="text">&lt;formatLang(subintervent.unit_amount)&gt;</text:placeholder></text:p>
          </table:table-cell>
          <table:table-cell table:style-name="Tabella4.F26" office:value-type="string">
            <text:p text:style-name="P76"><text:placeholder text:placeholder-type="text">&lt;formatLang(subintervent.amount)&gt;</text:placeholder></text:p>
          </table:table-cell>
          <table:table-cell table:style-name="Tabella4.F26" office:value-type="string">
            <text:p text:style-name="P74">/</text:p>
          </table:table-cell>
          <table:table-cell table:style-name="Tabella4.G29" office:value-type="string">
            <text:p text:style-name="P74">/</text:p>
          </table:table-cell>
        </table:table-row>
        <table:table-row>
          <table:table-cell table:style-name="Tabella4.A27" office:value-type="string">
            <text:p text:style-name="P18"><text:s text:c="4"/><text:span text:style-name="T27"><text:text-input text:description="&lt;/for&gt;">end subrefound subcontract</text:text-input></text:span></text:p>
          </table:table-cell>
          <table:table-cell table:style-name="Tabella4.B27" office:value-type="string">
            <text:p text:style-name="P51"/>
          </table:table-cell>
          <table:table-cell table:style-name="Tabella4.C27" office:value-type="string">
            <text:p text:style-name="P52"/>
          </table:table-cell>
          <table:table-cell table:style-name="Tabella4.D27" table:number-columns-spanned="3" office:value-type="string">
            <text:p text:style-name="P52"/>
          </table:table-cell>
          <table:covered-table-cell/>
          <table:covered-table-cell/>
          <table:table-cell table:style-name="Tabella4.G27" office:value-type="string">
            <text:p text:style-name="P52"/>
          </table:table-cell>
        </table:table-row>
        <table:table-row>
          <table:table-cell table:style-name="Tabella4.A28" table:number-columns-spanned="3" office:value-type="string">
            <text:p text:style-name="P30">TOTALI</text:p>
          </table:table-cell>
          <table:covered-table-cell/>
          <table:covered-table-cell/>
          <table:table-cell table:style-name="Tabella4.D10" office:value-type="string">
            <text:p text:style-name="P79">/</text:p>
          </table:table-cell>
          <table:table-cell table:style-name="Tabella4.D10" office:value-type="string">
            <text:p text:style-name="P78"><text:placeholder text:placeholder-type="text">&lt;formatLang(get_totals('refound'))&gt;</text:placeholder></text:p>
          </table:table-cell>
          <table:table-cell table:style-name="Tabella4.D10" office:value-type="string">
            <text:p text:style-name="P79">/</text:p>
          </table:table-cell>
          <table:table-cell table:style-name="Tabella4.G29" office:value-type="string">
            <text:p text:style-name="P52"/>
          </table:table-cell>
        </table:table-row>
        <table:table-row>
          <table:table-cell table:style-name="Tabella4.A29" office:value-type="string">
            <text:p text:style-name="P13"><text:text-input text:description="&lt;/for&gt;">end subcontracts</text:text-input></text:p>
          </table:table-cell>
          <table:table-cell table:style-name="Tabella4.B29" office:value-type="string">
            <text:p text:style-name="P123"/>
          </table:table-cell>
          <table:table-cell table:style-name="Tabella4.C29" office:value-type="string">
            <text:p text:style-name="P121"/>
          </table:table-cell>
          <table:table-cell table:style-name="Tabella4.D29" table:number-columns-spanned="3" office:value-type="string">
            <text:p text:style-name="P121"/>
          </table:table-cell>
          <table:covered-table-cell/>
          <table:covered-table-cell/>
          <table:table-cell table:style-name="Tabella4.G29" office:value-type="string">
            <text:p text:style-name="P121"/>
          </table:table-cell>
        </table:table-row>
        <table:table-row>
          <table:table-cell table:style-name="Tabella4.A30" table:number-columns-spanned="7" office:value-type="string">
            <text:p text:style-name="P10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soft-page-break/></text:p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8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43">SEZIONE: BILANCI</text:p>
          </table:table-cell>
        </table:table-row>
        <table:table-row>
          <table:table-cell table:style-name="Tabella11.A3" office:value-type="string">
            <text:p text:style-name="P116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header-rows>
          <table:table-row>
            <table:table-cell table:style-name="Tabella9.A1" table:number-columns-spanned="7" office:value-type="string">
              <text:p text:style-name="P39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7" office:value-type="string">
              <text:p text:style-name="P4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25">Contratto<text:span text:style-name="T12"><text:placeholder text:placeholder-type="text">&lt;reset_all_counter()&gt;</text:placeholder></text:span></text:p>
            </table:table-cell>
            <table:table-cell table:style-name="Tabella9.A3" office:value-type="string">
              <text:p text:style-name="P125">Tot. ore</text:p>
            </table:table-cell>
            <table:table-cell table:style-name="Tabella9.A3" table:number-columns-spanned="2" office:value-type="string">
              <text:p text:style-name="P125">Costi *</text:p>
            </table:table-cell>
            <table:covered-table-cell/>
            <table:table-cell table:style-name="Tabella9.A3" table:number-columns-spanned="2" office:value-type="string">
              <text:p text:style-name="P125">Ricavi *</text:p>
            </table:table-cell>
            <table:covered-table-cell/>
            <table:table-cell table:style-name="Tabella9.G3" office:value-type="string">
              <text:p text:style-name="P125">Saldo *</text:p>
            </table:table-cell>
          </table:table-row>
          <table:table-row>
            <table:table-cell table:style-name="Tabella9.G3" table:number-columns-spanned="7" office:value-type="string">
              <text:p text:style-name="P117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7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54"><text:placeholder text:placeholder-type="text">&lt;contract.name&gt;</text:placeholder></text:p>
            <text:p text:style-name="P55"><text:placeholder text:placeholder-type="text">&lt;set_counter('intervents',get_totals_account('hour_cost',contract.id))&gt;</text:placeholder><text:placeholder text:placeholder-type="text">&lt;set_counter('refound',get_totals_account('refound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refound')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61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9">INT.:</text:p>
            <text:p text:style-name="P19">MAT.:</text:p>
            <text:p text:style-name="P20"><text:span text:style-name="T17">FAT F.</text:span>.:<text:line-break/>COM.:<text:line-break/>GEN.: </text:p>
          </table:table-cell>
          <table:table-cell table:style-name="Tabella9.C6" office:value-type="string">
            <text:p text:style-name="P27"><text:s/><text:placeholder text:placeholder-type="text">&lt;formatLang(get_counter('intervents'))&gt;</text:placeholder></text:p>
            <text:p text:style-name="P27"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21"><text:span text:style-name="T23">RECUP</text:span><text:span text:style-name="T26">.</text:span><text:span text:style-name="T23">:</text:span><text:line-break/><text:span text:style-name="T24">FATT.:</text:span></text:p>
          </table:table-cell>
          <table:table-cell table:style-name="Tabella9.F6" office:value-type="string">
            <text:p text:style-name="P26"><text:placeholder text:placeholder-type="text">&lt;formatLang(get_counter('refound'))&gt;</text:placeholder></text:p>
            <text:p text:style-name="P26"><text:placeholder text:placeholder-type="text">&lt;formatLang(get_counter("invoice"))&gt;</text:placeholder></text:p>
          </table:table-cell>
          <table:table-cell table:style-name="Tabella9.G6" office:value-type="string">
            <text:p text:style-name="P2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7" office:value-type="string">
            <text:p text:style-name="P11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104"><text:placeholder text:placeholder-type="text">&lt;if test="contract.child_ids"&gt;</text:placeholder></text:p>
          </table:table-cell>
          <table:table-cell table:style-name="Tabella9.B13" office:value-type="string">
            <text:p text:style-name="P123"/>
          </table:table-cell>
          <table:table-cell table:style-name="Tabella9.C13" table:number-columns-spanned="2" office:value-type="string">
            <text:p text:style-name="P121"/>
          </table:table-cell>
          <table:covered-table-cell/>
          <table:table-cell table:style-name="Tabella9.E13" table:number-columns-spanned="2" office:value-type="string">
            <text:p text:style-name="P121"/>
          </table:table-cell>
          <table:covered-table-cell/>
          <table:table-cell table:style-name="Tabella9.G13" office:value-type="string">
            <text:p text:style-name="P121"/>
          </table:table-cell>
        </table:table-row>
        <table:table-row>
          <table:table-cell table:style-name="Tabella9.A9" office:value-type="string">
            <text:p text:style-name="P129">Sotto-contratto</text:p>
          </table:table-cell>
          <table:table-cell table:style-name="Tabella9.A9" office:value-type="string">
            <text:p text:style-name="P129">Tot. ore</text:p>
          </table:table-cell>
          <table:table-cell table:style-name="Tabella9.A9" table:number-columns-spanned="2" office:value-type="string">
            <text:p text:style-name="P129">Costi</text:p>
          </table:table-cell>
          <table:covered-table-cell/>
          <table:table-cell table:style-name="Tabella9.A9" table:number-columns-spanned="2" office:value-type="string">
            <text:p text:style-name="P129">Ricavi</text:p>
          </table:table-cell>
          <table:covered-table-cell/>
          <table:table-cell table:style-name="Tabella9.G9" office:value-type="string">
            <text:p text:style-name="P129">Saldo</text:p>
          </table:table-cell>
        </table:table-row>
        <table:table-row>
          <table:table-cell table:style-name="Tabella9.A13" office:value-type="string">
            <text:p text:style-name="P104"><text:placeholder text:placeholder-type="text">&lt;/if&gt;</text:placeholder></text:p>
          </table:table-cell>
          <table:table-cell table:style-name="Tabella9.B13" office:value-type="string">
            <text:p text:style-name="P123"/>
          </table:table-cell>
          <table:table-cell table:style-name="Tabella9.C13" table:number-columns-spanned="2" office:value-type="string">
            <text:p text:style-name="P121"/>
          </table:table-cell>
          <table:covered-table-cell/>
          <table:table-cell table:style-name="Tabella9.E13" table:number-columns-spanned="2" office:value-type="string">
            <text:p text:style-name="P121"/>
          </table:table-cell>
          <table:covered-table-cell/>
          <table:table-cell table:style-name="Tabella9.G13" office:value-type="string">
            <text:p text:style-name="P121"/>
          </table:table-cell>
        </table:table-row>
        <table:table-row>
          <table:table-cell table:style-name="Tabella9.A13" office:value-type="string">
            <text:p text:style-name="P108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23"/>
          </table:table-cell>
          <table:table-cell table:style-name="Tabella9.C13" table:number-columns-spanned="2" office:value-type="string">
            <text:p text:style-name="P121"/>
          </table:table-cell>
          <table:covered-table-cell/>
          <table:table-cell table:style-name="Tabella9.E13" table:number-columns-spanned="2" office:value-type="string">
            <text:p text:style-name="P121"/>
          </table:table-cell>
          <table:covered-table-cell/>
          <table:table-cell table:style-name="Tabella9.G13" office:value-type="string">
            <text:p text:style-name="P121"/>
          </table:table-cell>
        </table:table-row>
        <table:table-row>
          <table:table-cell table:style-name="Tabella9.A13" office:value-type="string">
            <text:p text:style-name="P57"><text:placeholder text:placeholder-type="text">&lt;subcontract.name&gt;</text:placeholder><text:line-break/><text:span text:style-name="T11"><text:placeholder text:placeholder-type="text">&lt;set_counter('sub_intervents',get_totals_account('hour_cost',subcontract.id))&gt;</text:placeholder></text:span><text:span text:style-name="T11"><text:placeholder text:placeholder-type="text">&lt;set_counter('sub_refound',get_totals_account('refound',subcontract.id))&gt;</text:placeholder></text:span><text:span text:style-name="T11"><text:placeholder text:placeholder-type="text">&lt;set_counter('sub_costs',get_totals_account('cost',subcontract.id))&gt;</text:placeholder></text:span><text:span text:style-name="T11"><text:placeholder text:placeholder-type="text">&lt;set_counter('sub_supplier',get_totals_account('supplier',subcontract.id))&gt;</text:placeholder></text:span><text:soft-page-break/><text:span text:style-name="T11"><text:placeholder text:placeholder-type="text">&lt;set_counter('sub_invoice',get_totals_account('invoice',subcontract.id))&gt;</text:placeholder></text:span><text:span text:style-name="T11"><text:placeholder text:placeholder-type="text">&lt;set_counter('sub_commercial',-(get_counter("sub_invoice") * (subcontract.commercial_rate or 0.0)/100))&gt;</text:placeholder></text:span><text:span text:style-name="T11"><text:placeholder text:placeholder-type="text">&lt;set_counter('sub_general',-(get_counter("sub_invoice") * (subcontract.general_rate or 0.0)/100))&gt;</text:placeholder></text:span><text:span text:style-name="T11"><text:placeholder text:placeholder-type="text">&lt;set_counter('sub_balance',get_counter('sub_invoice') + get_counter('sub_refound')+ get_counter('sub_intervents') + get_counter('sub_costs') + get_counter('sub_supplier')+ get_counter('sub_commercial') +  get_counter('sub_general'))&gt;</text:placeholder></text:span><text:span text:style-name="T11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61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6">INT.:<text:line-break/>MAT.:<text:line-break/><text:span text:style-name="T17">FAT F.</text:span>.:<text:line-break/>COM.:<text:line-break/>GEN.: </text:p>
          </table:table-cell>
          <table:table-cell table:style-name="Tabella9.D12" office:value-type="string">
            <text:p text:style-name="P24"><text:s/><text:placeholder text:placeholder-type="text">&lt;formatLang(get_counter('sub_intervents'))&gt;</text:placeholder><text:line-break/><text:placeholder text:placeholder-type="text">&lt;formatLang(get_counter('sub_costs'))&gt;</text:placeholder><text:soft-page-break/></text:p>
            <text:p text:style-name="P24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2" office:value-type="string">
            <text:p text:style-name="P29">RECUP<text:span text:style-name="T25">.</text:span>:</text:p>
            <text:p text:style-name="P29">FATT.:</text:p>
          </table:table-cell>
          <table:table-cell table:style-name="Tabella9.F12" office:value-type="string">
            <text:p text:style-name="P25"><text:placeholder text:placeholder-type="text">&lt;formatLang(get_counter("sub_refound"))&gt;</text:placeholder></text:p>
            <text:p text:style-name="P25"><text:placeholder text:placeholder-type="text">&lt;formatLang(get_counter("sub_invoice"))&gt;</text:placeholder><text:soft-page-break/></text:p>
          </table:table-cell>
          <table:table-cell table:style-name="Tabella9.G13" office:value-type="string">
            <text:p text:style-name="P22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23"/>
          </table:table-cell>
          <table:table-cell table:style-name="Tabella9.C13" table:number-columns-spanned="2" office:value-type="string">
            <text:p text:style-name="P121"/>
          </table:table-cell>
          <table:covered-table-cell/>
          <table:table-cell table:style-name="Tabella9.E13" table:number-columns-spanned="2" office:value-type="string">
            <text:p text:style-name="P121"/>
          </table:table-cell>
          <table:covered-table-cell/>
          <table:table-cell table:style-name="Tabella9.G13" office:value-type="string">
            <text:p text:style-name="P121"/>
          </table:table-cell>
        </table:table-row>
        <table:table-row>
          <table:table-cell table:style-name="Tabella9.A14" table:number-columns-spanned="6" office:value-type="string">
            <text:p text:style-name="P83">SALDO TOTALE (PERIODO SELEZIONATO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9.G14" office:value-type="string">
            <text:p text:style-name="P83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7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/>
      <text:p text:style-name="P85"><text:placeholder text:placeholder-type="text">&lt;if test="True"&gt;</text:placeholder></text:p>
      <text:p text:style-name="P85"/>
      <text:p text:style-name="P119"/>
      <text:p text:style-name="P98"><text:placeholder text:placeholder-type="text">&lt;/if&gt;</text:placeholder></text:p>
      <text:p text:style-name="P47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10H19M31S</meta:editing-duration>
    <meta:editing-cycles>522</meta:editing-cycles>
    <meta:generator>LibreOffice/4.3.3.2$Linux_X86_64 LibreOffice_project/430m0$Build-2</meta:generator>
    <meta:initial-creator>Nicola Riolini</meta:initial-creator>
    <dc:date>2015-11-03T13:20:46.682553200</dc:date>
    <dc:creator>thebrush </dc:creator>
    <meta:document-statistic meta:table-count="14" meta:image-count="0" meta:object-count="0" meta:page-count="10" meta:paragraph-count="302" meta:word-count="1004" meta:character-count="11446" meta:non-whitespace-character-count="10827"/>
    <meta:user-defined meta:name="Info 1"/>
    <meta:user-defined meta:name="Info 2"/>
    <meta:user-defined meta:name="Info 3"/>
    <meta:user-defined meta:name="Info 4"/>
  </office:meta>
</office:document-meta>
</file>